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6" style:family="paragraph" style:parent-style-name="Text_20_body" style:list-style-name="L4">
      <style:text-properties officeooo:rsid="000b8012" officeooo:paragraph-rsid="001bb02c"/>
    </style:style>
    <style:style style:name="P17" style:family="paragraph" style:parent-style-name="Text_20_body" style:list-style-name="L4">
      <style:text-properties officeooo:rsid="001bb02c" officeooo:paragraph-rsid="001bb02c"/>
    </style:style>
    <style:style style:name="P18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1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2" style:family="paragraph" style:parent-style-name="Text_20_body" style:list-style-name="L6">
      <style:text-properties officeooo:rsid="000e701d" officeooo:paragraph-rsid="000e701d"/>
    </style:style>
    <style:style style:name="P23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24" style:family="paragraph" style:parent-style-name="Text_20_body" style:list-style-name="L6">
      <style:text-properties officeooo:rsid="000eec00" officeooo:paragraph-rsid="000eec00"/>
    </style:style>
    <style:style style:name="P25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26" style:family="paragraph" style:parent-style-name="Text_20_body" style:list-style-name="L6">
      <style:text-properties officeooo:rsid="00286d3d" officeooo:paragraph-rsid="00286d3d"/>
    </style:style>
    <style:style style:name="P27" style:family="paragraph" style:parent-style-name="Text_20_body" style:list-style-name="L6">
      <style:text-properties officeooo:rsid="002da041" officeooo:paragraph-rsid="002da041"/>
    </style:style>
    <style:style style:name="P28" style:family="paragraph" style:parent-style-name="Text_20_body" style:list-style-name="L6">
      <style:text-properties officeooo:rsid="002db92a" officeooo:paragraph-rsid="002da041"/>
    </style:style>
    <style:style style:name="P29" style:family="paragraph" style:parent-style-name="Text_20_body" style:list-style-name="L6">
      <style:text-properties officeooo:rsid="002fc92f" officeooo:paragraph-rsid="002fc92f"/>
    </style:style>
    <style:style style:name="P30" style:family="paragraph" style:parent-style-name="Text_20_body" style:list-style-name="L6">
      <style:text-properties officeooo:rsid="002957f8" officeooo:paragraph-rsid="00286d3d"/>
    </style:style>
    <style:style style:name="P31" style:family="paragraph" style:parent-style-name="Text_20_body" style:list-style-name="L6">
      <style:text-properties officeooo:rsid="000e701d" officeooo:paragraph-rsid="00116b98"/>
    </style:style>
    <style:style style:name="P32" style:family="paragraph" style:parent-style-name="Text_20_body" style:list-style-name="L6">
      <style:text-properties officeooo:paragraph-rsid="00116b98"/>
    </style:style>
    <style:style style:name="P33" style:family="paragraph" style:parent-style-name="Text_20_body" style:list-style-name="L6">
      <style:text-properties officeooo:rsid="00209e10" officeooo:paragraph-rsid="00209e10"/>
    </style:style>
    <style:style style:name="P34" style:family="paragraph" style:parent-style-name="Text_20_body" style:list-style-name="L6">
      <style:text-properties officeooo:rsid="00230835" officeooo:paragraph-rsid="00230835"/>
    </style:style>
    <style:style style:name="P35" style:family="paragraph" style:parent-style-name="Text_20_body" style:list-style-name="L6">
      <style:text-properties officeooo:rsid="0024c59d" officeooo:paragraph-rsid="0024c59d"/>
    </style:style>
    <style:style style:name="P36" style:family="paragraph" style:parent-style-name="Text_20_body" style:list-style-name="L6">
      <style:text-properties officeooo:rsid="0014545c" officeooo:paragraph-rsid="0014545c"/>
    </style:style>
    <style:style style:name="P37" style:family="paragraph" style:parent-style-name="Text_20_body" style:list-style-name="L6">
      <style:text-properties officeooo:rsid="00182c83" officeooo:paragraph-rsid="00182c83"/>
    </style:style>
    <style:style style:name="P38" style:family="paragraph" style:parent-style-name="Text_20_body">
      <style:text-properties officeooo:rsid="00182c83" officeooo:paragraph-rsid="00182c83"/>
    </style:style>
    <style:style style:name="P39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40" style:family="paragraph" style:parent-style-name="Text_20_body" style:list-style-name="L7">
      <style:text-properties officeooo:rsid="001dbc6b" officeooo:paragraph-rsid="001dbc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2db92a"/>
    </style:style>
    <style:style style:name="T10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5">Optional :</text:p>
      <text:list text:style-name="L4">
        <text:list-item>
          <text:p text:style-name="P16"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7"><text:soft-page-break/>hidden crime evidence, need to move/push objects</text:p>
        </text:list-item>
      </text:list>
      <text:p text:style-name="P13"/>
      <text:p text:style-name="P18">Mechanics :</text:p>
      <text:list text:style-name="L5">
        <text:list-item>
          <text:p text:style-name="P19">player with 2D control</text:p>
        </text:list-item>
        <text:list-item>
          <text:p text:style-name="P19">goes close to crime scene piece of evidence</text:p>
        </text:list-item>
        <text:list-item>
          <text:p text:style-name="P19">wipe evidence then wipe is dirty</text:p>
        </text:list-item>
        <text:list-item>
          <text:p text:style-name="P19">need to hide the dirty wipe on scientifics to frame them</text:p>
        </text:list-item>
        <text:list-item>
          <text:p text:style-name="P19">inspectors npc that scoot the scene, need to avoid their detection and get arrested</text:p>
        </text:list-item>
        <text:list-item>
          <text:p text:style-name="P19">forensic scientist<text:span text:style-name="T7">s npcs</text:span></text:p>
        </text:list-item>
        <text:list-item>
          <text:p text:style-name="P20">buy new wipes with better stats : time to wipe</text:p>
        </text:list-item>
      </text:list>
      <text:p text:style-name="P21"/>
      <text:p text:style-name="P21"/>
      <text:p text:style-name="P21">Scope :</text:p>
      <text:list text:style-name="L6">
        <text:list-item>
          <text:p text:style-name="P22">Main menu : theme splash of blood, then wipe to display button</text:p>
        </text:list-item>
        <text:list-item>
          <text:p text:style-name="P22">Map : pixel art, top down, indoors, crime scene</text:p>
        </text:list-item>
        <text:list-item>
          <text:p text:style-name="P22">player : 2D control</text:p>
          <text:list>
            <text:list-item>
              <text:p text:style-name="P23">movement : zqsd + mouse</text:p>
            </text:list-item>
            <text:list-item>
              <text:p text:style-name="P23">cleaning action with circular <text:span text:style-name="T8">timer</text:span></text:p>
            </text:list-item>
            <text:list-item>
              <text:p text:style-name="P24">hand+wipe cursor</text:p>
            </text:list-item>
            <text:list-item>
              <text:p text:style-name="P25">cleaning zone with dotted border</text:p>
            </text:list-item>
          </text:list>
        </text:list-item>
        <text:list-item>
          <text:p text:style-name="P26">Shop for cleaning tools :</text:p>
          <text:list>
            <text:list-item>
              <text:p text:style-name="P27">shop UI</text:p>
            </text:list-item>
            <text:list-item>
              <text:p text:style-name="P27">shop item<text:span text:style-name="T9">s</text:span></text:p>
            </text:list-item>
            <text:list-item>
              <text:p text:style-name="P28">Inventory UI</text:p>
            </text:list-item>
          </text:list>
        </text:list-item>
        <text:list-item>
          <text:p text:style-name="P29">HUD</text:p>
        </text:list-item>
        <text:list-item>
          <text:p text:style-name="P30">Tutorial</text:p>
        </text:list-item>
        <text:list-item>
          <text:p text:style-name="P31">NPC : 2 types</text:p>
          <text:list>
            <text:list-item>
              <text:p text:style-name="P31">investigators with detection areas</text:p>
            </text:list-item>
            <text:list-item>
              <text:p text:style-name="P32"><text:span text:style-name="T6">forensic scientist</text:span><text:span text:style-name="T10">s : idl, to hide dirty cleaning cloth, some are undercover inspectors</text:span></text:p>
            </text:list-item>
          </text:list>
        </text:list-item>
        <text:list-item>
          <text:p text:style-name="P33">Animations :</text:p>
          <text:list>
            <text:list-item>
              <text:p text:style-name="P33">forensics idle</text:p>
            </text:list-item>
            <text:list-item>
              <text:p text:style-name="P33">forensics-inspector – reveal</text:p>
            </text:list-item>
            <text:list-item>
              <text:p text:style-name="P34"><text:soft-page-break/>player movements</text:p>
            </text:list-item>
            <text:list-item>
              <text:p text:style-name="P34">inspectors movements</text:p>
            </text:list-item>
            <text:list-item>
              <text:p text:style-name="P34">inspector catching</text:p>
            </text:list-item>
          </text:list>
        </text:list-item>
        <text:list-item>
          <text:p text:style-name="P35">Art Design :</text:p>
          <text:list>
            <text:list-item>
              <text:p text:style-name="P35">UI</text:p>
            </text:list-item>
            <text:list-item>
              <text:p text:style-name="P35">Title</text:p>
            </text:list-item>
            <text:list-item>
              <text:p text:style-name="P35">House – all assets</text:p>
            </text:list-item>
            <text:list-item>
              <text:p text:style-name="P35">Crime items</text:p>
            </text:list-item>
            <text:list-item>
              <text:p text:style-name="P35">Animations</text:p>
            </text:list-item>
            <text:list-item>
              <text:p text:style-name="P35">Dialogues</text:p>
            </text:list-item>
            <text:list-item>
              <text:p text:style-name="P35">shop</text:p>
            </text:list-item>
            <text:list-item>
              <text:p text:style-name="P35">HUD</text:p>
            </text:list-item>
            <text:list-item>
              <text:p text:style-name="P35"/>
            </text:list-item>
          </text:list>
        </text:list-item>
        <text:list-item>
          <text:p text:style-name="P36">scripts :</text:p>
          <text:list>
            <text:list-item>
              <text:p text:style-name="P36">scene management</text:p>
            </text:list-item>
            <text:list-item>
              <text:p text:style-name="P36">tilemaplayer</text:p>
            </text:list-item>
            <text:list-item>
              <text:p text:style-name="P36">utilities</text:p>
            </text:list-item>
            <text:list-item>
              <text:p text:style-name="P36">event bus</text:p>
            </text:list-item>
            <text:list-item>
              <text:p text:style-name="P36">player control</text:p>
            </text:list-item>
            <text:list-item>
              <text:p text:style-name="P37">inspector detection</text:p>
            </text:list-item>
            <text:list-item>
              <text:p text:style-name="P37">cleaning zone</text:p>
            </text:list-item>
          </text:list>
        </text:list-item>
      </text:list>
      <text:p text:style-name="P38"/>
      <text:p text:style-name="P39">Issues to solve :</text:p>
      <text:list text:style-name="L7">
        <text:list-item>
          <text:p text:style-name="P40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7T17:57:42.148000000</dc:date>
    <meta:editing-duration>PT17H7M30S</meta:editing-duration>
    <meta:editing-cycles>30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9" meta:word-count="441" meta:character-count="2336" meta:non-whitespace-character-count="2029"/>
  </office:meta>
</office:document-meta>
</file>